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bsolut! Hier ist die Übersetzung ins Deutsche:</text:p>
      <text:p text:style-name="Standard"/>
      <text:p text:style-name="Standard">Also, ich habe dieses neue Projekt namens "AI Project Navigator" auf GitHub, und ich möchte es innovativer und zukunftssicherer machen. Das Ziel ist es, Menschen basierend auf ihren Interessen und Wünschen zu verbinden, Brücken zwischen Fremden zu schlagen, Synergien zu finden und Projekten und Ideen zum Erfolg zu verhelfen. Entwickler sind auf GitHub, Unternehmensprofile auf LinkedIn, Künstler auf Soundcloud oder Etsy, und Benutzer stellen zusätzliche Informationen im DreamMall-Projekt bereit, in dem dieses Tool laufen wird.</text:p>
      <text:p text:style-name="Standard"/>
      <text:p text:style-name="Standard">Zuerst muss ich verstehen, was der AI Project Navigator derzeit tut. Da es sich um ein neues Projekt handelt, gehe ich davon aus, dass es sich in einem frühen Stadium befindet, und ich muss darüber nachdenken, wie ich seine Fähigkeiten erweitern kann, um diese neuen Ziele zu erreichen.</text:p>
      <text:p text:style-name="Standard"/>
      <text:p text:style-name="Standard">Menschen basierend auf Interessen und Wünschen zu verbinden, klingt nach einem sozialen Netzwerkaspekt, aber mit einem Fokus auf Zusammenarbeit und Projekterfolg. Es geht also nicht nur darum, Freunde zu finden, sondern die richtigen Leute zu finden, um gemeinsam an Projekten zu arbeiten.</text:p>
      <text:p text:style-name="Standard"/>
      <text:p text:style-name="Standard">Dazu brauche ich eine Möglichkeit, die Interessen, Fähigkeiten und Projektideen der Benutzer zu erfassen und zu verstehen. Dann muss ich sie mit anderen zusammenbringen, die komplementäre Fähigkeiten oder gemeinsame Interessen haben.</text:p>
      <text:p text:style-name="Standard"/>
      <text:p text:style-name="Standard">Lassen Sie mich über die genannten Plattformen nachdenken:</text:p>
      <text:p text:style-name="Standard"/>
      <text:p text:style-name="Standard">* GitHub: Für Entwickler geht es um Code, Repositories, Issues, Pull Requests usw.</text:p>
      <text:p text:style-name="Standard">* LinkedIn: Professionelles Networking, Berufserfahrung, Fähigkeiten, Empfehlungen.</text:p>
      <text:p text:style-name="Standard">* Soundcloud/Etsy: Für Künstler, um ihre Werke zu präsentieren, Feedback zu erhalten und Produkte zu verkaufen.</text:p>
      <text:p text:style-name="Standard">* Und dann gibt es DreamMall, von dem ich annehme, dass es eine Plattform ist, auf der Benutzer zusätzliche Informationen bereitstellen.</text:p>
      <text:p text:style-name="Standard"/>
      <text:p text:style-name="Standard">Der AI Project Navigator könnte also als Brücke zwischen diesen Plattformen fungieren und relevante Daten von jeder Plattform abrufen, um ein umfassendes Profil der Fähigkeiten, Interessen und Projekte eines Benutzers zu erstellen.</text:p>
      <text:p text:style-name="Standard"/>
      <text:p text:style-name="Standard">Aber Moment mal, Datenschutz und Datenaustausch sind Bedenken. Ich kann nicht einfach Daten von diesen Plattformen ohne die Zustimmung des Benutzers abrufen. Wahrscheinlich müssten Benutzer dem Navigator also die Erlaubnis erteilen, auf ihre Daten auf diesen Plattformen zuzugreifen.</text:p>
      <text:p text:style-name="Standard"/>
      <text:p text:style-name="Standard">Alternativ könnte der Navigator vielleicht eine Möglichkeit bieten, dass Benutzer ihre Profile von diesen Plattformen verknüpfen, und dann kann er die öffentlichen Daten oder die Daten analysieren, die der Benutzer freigeben möchte.</text:p>
      <text:p text:style-name="Standard"/>
      <text:p text:style-name="Standard">Eine andere Idee: Vielleicht wird der Navigator selbst zu einer Plattform, auf der Benutzer Profile speziell für die Suche nach Mitarbeitern erstellen können, und sie können ihre bestehenden Profile auf anderen Plattformen verknüpfen.</text:p>
      <text:p text:style-name="Standard"/>
      <text:p text:style-name="Standard">Moment mal, aber das könnte redundant sein. Wenn sie bereits Profile woanders haben, warum sollten sie ein weiteres erstellen?</text:p>
      <text:p text:style-name="Standard"/>
      <text:p text:style-name="Standard"><text:soft-page-break/>Vielleicht kann der Navigator Daten von diesen Plattformen aggregieren und sie so präsentieren, dass sie auf die Zusammenarbeit bei Projekten zugeschnitten sind.</text:p>
      <text:p text:style-name="Standard"/>
      <text:p text:style-name="Standard">Zum Beispiel könnte ein Entwickler auf GitHub Repositories haben, die seine Programmierkenntnisse zeigen, aber auf LinkedIn könnte er eine berufliche Zusammenfassung und Berufserfahrung haben. Ein Künstler auf Soundcloud hat seine Musik und auf Etsy sein Handwerk.</text:p>
      <text:p text:style-name="Standard"/>
      <text:p text:style-name="Standard">Der Navigator könnte also diese Daten abrufen und ein einheitliches Profil erstellen, das ihre Fähigkeiten und Interessen hervorhebt, die für potenzielle Projekte relevant sind.</text:p>
      <text:p text:style-name="Standard"/>
      <text:p text:style-name="Standard">Aber wieder einmal ist der Datenschutz entscheidend. Vielleicht bietet der Navigator eine Schnittstelle, in der Benutzer auswählen können, welche Teile ihrer Profile von anderen Plattformen sie für die Suche nach Mitarbeitern freigeben möchten.</text:p>
      <text:p text:style-name="Standard"/>
      <text:p text:style-name="Standard">Nun, über das Aggregieren von Profilen hinaus muss der Navigator das Matching und die Verbindung von Personen erleichtern.</text:p>
      <text:p text:style-name="Standard"/>
      <text:p text:style-name="Standard">Vielleicht verwendet er also KI, um die Profile zu analysieren und potenzielle Mitarbeiter basierend auf gemeinsamen Interessen, komplementären Fähigkeiten oder gemeinsamen Projektzielen vorzuschlagen.</text:p>
      <text:p text:style-name="Standard"/>
      <text:p text:style-name="Standard">Wenn beispielsweise ein Entwickler an einem Projekt arbeitet, das Designfähigkeiten erfordert, könnte der Navigator Designer vorschlagen, die Interesse an ähnlichen Projekten bekundet haben oder über komplementäre Fähigkeiten verfügen.</text:p>
      <text:p text:style-name="Standard"/>
      <text:p text:style-name="Standard">Ebenso könnte ein Künstler, der mit Musikern zusammenarbeiten möchte, mit Musikern zusammengebracht werden, die ähnliche Stile oder Interessen haben.</text:p>
      <text:p text:style-name="Standard"/>
      <text:p text:style-name="Standard">Damit dies funktioniert, brauche ich eine Möglichkeit, Interessen, Fähigkeiten und Projektideen strukturiert darzustellen, damit die KI sie verstehen und zuordnen kann.</text:p>
      <text:p text:style-name="Standard"/>
      <text:p text:style-name="Standard">Ein Ansatz ist die Verwendung von Tags oder Schlüsselwörtern. Benutzer können ihre Profile mit ihren Fähigkeiten und Interessen taggen, und Projekte können mit erforderlichen Fähigkeiten oder Themen getaggt werden.</text:p>
      <text:p text:style-name="Standard"/>
      <text:p text:style-name="Standard">Dann kann die KI diese Tags verwenden, um Übereinstimmungen zu finden.</text:p>
      <text:p text:style-name="Standard"/>
      <text:p text:style-name="Standard">Aber Tags können einschränkend sein und möglicherweise nicht die Nuancen von Interessen und Fähigkeiten erfassen.</text:p>
      <text:p text:style-name="Standard"/>
      <text:p text:style-name="Standard">Ein anderer Ansatz ist die Verwendung der Verarbeitung natürlicher Sprache (NLP), um den Text in Benutzerprofilen, Projektbeschreibungen usw. zu analysieren und aussagekräftige Informationen über Interessen und Fähigkeiten zu extrahieren.</text:p>
      <text:p text:style-name="Standard"/>
      <text:p text:style-name="Standard">Zum Beispiel könnte die KI aus den GitHub-Repositories eines Entwicklers den Code, die READMEs und die Issues analysieren, um zu verstehen, mit welchen Technologien sie arbeiten, zu welchen Arten von Projekten sie beitragen usw.</text:p>
      <text:p text:style-name="Standard"/>
      <text:p text:style-name="Standard">Aus einem LinkedIn-Profil könnte sie Berufsbezeichnungen, Fähigkeiten, Empfehlungen und Empfehlungen extrahieren.</text:p>
      <text:p text:style-name="Standard"/>
      <text:p text:style-name="Standard"><text:soft-page-break/>Von Soundcloud eines Künstlers könnte sie die Genres, Beschreibungen und das Benutzerengagement analysieren.</text:p>
      <text:p text:style-name="Standard"/>
      <text:p text:style-name="Standard">Anhand dieser extrahierten Informationen könnte die KI dann ein umfangreiches Profil für jeden Benutzer erstellen.</text:p>
      <text:p text:style-name="Standard"/>
      <text:p text:style-name="Standard">Aber das klingt rechenintensiv und erfordert möglicherweise ausgefeilte NLP-Modelle.</text:p>
      <text:p text:style-name="Standard"/>
      <text:p text:style-name="Standard">Alternativ könnte der Navigator Benutzer bitten, einen Fragebogen auszufüllen oder eine Selbstbeschreibung speziell für die Suche nach Mitarbeitern bereitzustellen.</text:p>
      <text:p text:style-name="Standard"/>
      <text:p text:style-name="Standard">Auf diese Weise können Benutzer explizit angeben, wonach sie suchen, welche Fähigkeiten sie haben und an welchen Projekten sie interessiert sind.</text:p>
      <text:p text:style-name="Standard"/>
      <text:p text:style-name="Standard">Dies könnte unkomplizierter und datenschutzfreundlicher sein, da Benutzer die Informationen direkt bereitstellen.</text:p>
      <text:p text:style-name="Standard"/>
      <text:p text:style-name="Standard">Es könnte jedoch weniger umfassend sein als die Analyse ihrer bestehenden Profile.</text:p>
      <text:p text:style-name="Standard"/>
      <text:p text:style-name="Standard">Vielleicht eine Kombination aus beidem: Benutzer können ihre Profile verknüpfen und bestimmte Daten freigeben und auch zusätzliche Informationen speziell für den Navigator bereitstellen.</text:p>
      <text:p text:style-name="Standard"/>
      <text:p text:style-name="Standard">Nun, zum KI-Teil: Wie erleichtert die KI das Matching?</text:p>
      <text:p text:style-name="Standard"/>
      <text:p text:style-name="Standard">Eine Möglichkeit ist die Verwendung von Empfehlungsalgorithmen, ähnlich wie Dating-Apps Menschen basierend auf Kompatibilität zusammenbringen.</text:p>
      <text:p text:style-name="Standard"/>
      <text:p text:style-name="Standard">In diesem Fall würde die "Kompatibilität" auf gemeinsamen Interessen, komplementären Fähigkeiten und Projektausrichtung basieren.</text:p>
      <text:p text:style-name="Standard"/>
      <text:p text:style-name="Standard">Wenn beispielsweise Benutzer A ein Entwickler mit Kenntnissen in Python und maschinellem Lernen ist und an einem Projekt im Zusammenhang mit dem Gesundheitswesen arbeiten möchte, könnte die KI nach Benutzern suchen, die über Kenntnisse in Datenwissenschaft, Fachwissen im Gesundheitswesen oder Design verfügen und Interesse an ähnlichen Projekten bekundet haben.</text:p>
      <text:p text:style-name="Standard"/>
      <text:p text:style-name="Standard">Dazu benötigt die KI eine Möglichkeit, Benutzerprofile darzustellen und zu vergleichen.</text:p>
      <text:p text:style-name="Standard"/>
      <text:p text:style-name="Standard">Eine gängige Methode ist die Verwendung von Vektoreinbettungen, bei denen das Profil jedes Benutzers als Vektor in einem hochdimensionalen Raum dargestellt wird und die Ähnlichkeit durch Abstand oder Kosinusähnlichkeit zwischen Vektoren gemessen wird.</text:p>
      <text:p text:style-name="Standard"/>
      <text:p text:style-name="Standard">Beispielsweise können Fähigkeiten und Interessen mithilfe von Techniken wie Word2Vec oder BERT eingebettet und dann zu einem Benutzervektor kombiniert werden.</text:p>
      <text:p text:style-name="Standard"/>
      <text:p text:style-name="Standard">Ebenso können Projekte basierend auf ihren Beschreibungen und erforderlichen Fähigkeiten als Vektoren dargestellt werden.</text:p>
      <text:p text:style-name="Standard"/>
      <text:p text:style-name="Standard">Dann kann die KI Benutzer empfehlen, deren Vektoren nahe beieinander oder dem Projektvektor liegen.</text:p>
      <text:p text:style-name="Standard"/>
      <text:p text:style-name="Standard"><text:soft-page-break/>Ein anderer Ansatz ist die Verwendung graphbasierter Methoden, bei denen Benutzer und Projekte Knoten in einem Graphen sind und Kanten Beziehungen wie "hat Fähigkeit" oder "interessiert an" darstellen.</text:p>
      <text:p text:style-name="Standard"/>
      <text:p text:style-name="Standard">Dann können Graphalgorithmen verwendet werden, um Verbindungen zu finden und Mitarbeiter zu empfehlen.</text:p>
      <text:p text:style-name="Standard"/>
      <text:p text:style-name="Standard">Zum Beispiel das Finden von Benutzern, die durch gemeinsame Interessen oder komplementäre Fähigkeiten verbunden sind.</text:p>
      <text:p text:style-name="Standard"/>
      <text:p text:style-name="Standard">Dies könnte auch komplexere Abfragen ermöglichen, wie das Finden eines Teams von Personen mit vielfältigen Fähigkeiten für ein Projekt.</text:p>
      <text:p text:style-name="Standard"/>
      <text:p text:style-name="Standard">Darüber hinaus könnte der Navigator aus erfolgreichen Zusammenarbeiten lernen. Wenn zwei Benutzer gut an einem Projekt zusammenarbeiten, kann die KI diese Informationen verwenden, um zukünftige Empfehlungen zu verbessern.</text:p>
      <text:p text:style-name="Standard"/>
      <text:p text:style-name="Standard">Dies könnte mithilfe von Techniken der kollaborativen Filterung erfolgen, bei denen die KI Muster erfolgreicher Zusammenarbeiten untersucht, um zukünftige vorherzusagen.</text:p>
      <text:p text:style-name="Standard"/>
      <text:p text:style-name="Standard">Nun, wenn man an die Benutzererfahrung denkt: Wie interagieren Benutzer mit dem Navigator?</text:p>
      <text:p text:style-name="Standard"/>
      <text:p text:style-name="Standard">Wahrscheinlich gibt es eine Web- oder mobile Schnittstelle, auf der Benutzer ein Konto erstellen, ihre Profile von anderen Plattformen verknüpfen, zusätzliche Informationen bereitstellen und angeben können, wonach sie suchen.</text:p>
      <text:p text:style-name="Standard"/>
      <text:p text:style-name="Standard">Dann können sie nach potenziellen Mitarbeitern suchen oder suchen oder Empfehlungen von der KI erhalten.</text:p>
      <text:p text:style-name="Standard"/>
      <text:p text:style-name="Standard">Es könnte auch ein Nachrichtensystem oder eine Möglichkeit geben, innerhalb der Plattform Kontakt aufzunehmen.</text:p>
      <text:p text:style-name="Standard"/>
      <text:p text:style-name="Standard">Darüber hinaus könnten Benutzer für Projekte Projektseiten erstellen, auf denen sie das Projekt, die erforderlichen Fähigkeiten beschreiben und Mitarbeiter einladen.</text:p>
      <text:p text:style-name="Standard"/>
      <text:p text:style-name="Standard">Die KI könnte dann potenzielle Teammitglieder basierend auf den Projektanforderungen vorschlagen.</text:p>
      <text:p text:style-name="Standard"/>
      <text:p text:style-name="Standard">Absolut, hier ist der Rest der Übersetzung:</text:p>
      <text:p text:style-name="Standard"/>
      <text:p text:style-name="Standard">Eine weitere Funktion könnte darin bestehen, dass Benutzer Gruppen oder Communities rund um bestimmte Interessen oder Projekttypen bilden können, um das Networking und die Zusammenarbeit zu erleichtern.</text:p>
      <text:p text:style-name="Standard"/>
      <text:p text:style-name="Standard">Nun, wenn man die genannten Plattformen berücksichtigt: GitHub, LinkedIn, Soundcloud, Etsy und DreamMall.</text:p>
      <text:p text:style-name="Standard"/>
      <text:p text:style-name="Standard">Ich muss darüber nachdenken, wie man sich in diese Plattformen integrieren kann.</text:p>
      <text:p text:style-name="Standard"/>
      <text:p text:style-name="Standard">Für GitHub könnte der Navigator möglicherweise auf die Repositories, markierten Projekte und Beiträge eines Benutzers zugreifen, um seine Programmierinteressen und -fähigkeiten zu verstehen.</text:p>
      <text:p text:style-name="Standard"/>
      <text:p text:style-name="Standard"><text:soft-page-break/>Für LinkedIn könnte er auf seine berufliche Zusammenfassung, Fähigkeiten und Verbindungen zugreifen.</text:p>
      <text:p text:style-name="Standard"/>
      <text:p text:style-name="Standard">Für Soundcloud könnte er sich die Tracks ansehen, die sie hochgeladen, geliked oder kommentiert haben.</text:p>
      <text:p text:style-name="Standard"/>
      <text:p text:style-name="Standard">Für Etsy könnte er die Produkte sehen, die sie aufgelistet oder favorisiert haben.</text:p>
      <text:p text:style-name="Standard"/>
      <text:p text:style-name="Standard">Und für DreamMall, da es dort ausgeführt wird, hat es vermutlich Benutzerprofile mit zusätzlichen Informationen.</text:p>
      <text:p text:style-name="Standard"/>
      <text:p text:style-name="Standard">Der Navigator benötigt also APIs oder Möglichkeiten, Daten von diesen Plattformen abzurufen.</text:p>
      <text:p text:style-name="Standard"/>
      <text:p text:style-name="Standard">Die meisten dieser Plattformen verfügen über APIs, aber sie haben unterschiedliche Zugriffsebenen und Einschränkungen.</text:p>
      <text:p text:style-name="Standard"/>
      <text:p text:style-name="Standard">GitHub verfügt beispielsweise über eine robuste API, die den Zugriff auf öffentliche Repositories und Benutzerinformationen ermöglicht.</text:p>
      <text:p text:style-name="Standard"/>
      <text:p text:style-name="Standard">LinkedIn verfügt ebenfalls über eine API, aber sie ist möglicherweise eingeschränkter in Bezug auf die abrufbaren Daten.</text:p>
      <text:p text:style-name="Standard"/>
      <text:p text:style-name="Standard">Soundcloud und Etsy haben wahrscheinlich auch APIs.</text:p>
      <text:p text:style-name="Standard"/>
      <text:p text:style-name="Standard">Technisch gesehen ist es also machbar, Daten von diesen Plattformen abzurufen, aber wieder mit Zustimmung des Benutzers.</text:p>
      <text:p text:style-name="Standard"/>
      <text:p text:style-name="Standard">Alternativ könnte der Navigator Benutzer bitten, Links zu ihren Profilen bereitzustellen, und dann die öffentlichen Daten scrapen, aber das Scraping könnte gegen die Nutzungsbedingungen verstoßen.</text:p>
      <text:p text:style-name="Standard"/>
      <text:p text:style-name="Standard">Besser ist es, offizielle APIs zu verwenden, wo dies möglich ist.</text:p>
      <text:p text:style-name="Standard"/>
      <text:p text:style-name="Standard">Eine andere Idee: Vielleicht kann der Navigator direkt in DreamMall integriert werden, da er dort ausgeführt wird und DreamMall möglicherweise bereits über einige Benutzerdaten verfügt.</text:p>
      <text:p text:style-name="Standard"/>
      <text:p text:style-name="Standard">Dann können Benutzer für externe Plattformen optional ihre Konten verknüpfen, um ihre Profile anzureichern.</text:p>
      <text:p text:style-name="Standard"/>
      <text:p text:style-name="Standard">Auf diese Weise können Benutzer den Navigator auch dann verwenden, wenn sie keine externen Konten verknüpfen, mit den in DreamMall bereitgestellten Daten.</text:p>
      <text:p text:style-name="Standard"/>
      <text:p text:style-name="Standard">Nun, um es innovativ und zukunftssicher zu machen.</text:p>
      <text:p text:style-name="Standard"/>
      <text:p text:style-name="Standard">Um innovativ zu sein, könnte der Navigator möglicherweise neue Technologien wie Blockchain für Vertrauen und Verifizierung einbeziehen oder fortschrittliche KI-Techniken wie Reinforcement Learning verwenden, um Empfehlungen im Laufe der Zeit zu verbessern.</text:p>
      <text:p text:style-name="Standard"/>
      <text:p text:style-name="Standard">Mithilfe von Blockchain könnten Benutzer beispielsweise verifizierte Anmeldeinformationen oder Reputationen basierend auf ihren früheren Zusammenarbeiten haben, die unveränderlich und transparent sein könnten.</text:p>
      <text:p text:style-name="Standard"/>
      <text:p text:style-name="Standard"><text:soft-page-break/>Dies könnte dazu beitragen, Vertrauen zwischen Fremden aufzubauen, die an Projekten zusammenarbeiten.</text:p>
      <text:p text:style-name="Standard"/>
      <text:p text:style-name="Standard">Alternativ könnte der Navigator mithilfe von KI aus Benutzerinteraktionen und Feedback lernen, um seine Matching-Algorithmen kontinuierlich zu verbessern.</text:p>
      <text:p text:style-name="Standard"/>
      <text:p text:style-name="Standard">Ein weiterer innovativer Aspekt könnte die Verwendung von virtueller oder erweiterter Realität für virtuelle Treffen oder kollaborative Arbeitsbereiche sein, aber das könnte vorerst übertrieben sein.</text:p>
      <text:p text:style-name="Standard"/>
      <text:p text:style-name="Standard">Wenn man an die Zukunft denkt, werden Tools wie dieses immer wichtiger, da immer mehr Menschen remote arbeiten und online zusammenarbeiten.</text:p>
      <text:p text:style-name="Standard"/>
      <text:p text:style-name="Standard">Daher ist es entscheidend, sicherzustellen, dass der Navigator skalierbar ist und eine große Anzahl von Benutzern und Projekten verarbeiten kann.</text:p>
      <text:p text:style-name="Standard"/>
      <text:p text:style-name="Standard">Darüber hinaus könnte die Open-Source-Gestaltung, da sie auf GitHub ist, der Community ermöglichen, Beiträge zu leisten und das Tool im Laufe der Zeit zu verbessern.</text:p>
      <text:p text:style-name="Standard"/>
      <text:p text:style-name="Standard">Nun, um zusammenzufassen, hier ist eine potenzielle Vision für den AI Project Navigator:</text:p>
      <text:p text:style-name="Standard"/>
      <text:p text:style-name="Standard">* Eine Plattform, die Benutzerdaten von verschiedenen Plattformen (mit Zustimmung) aggregiert, um umfassende Profile für die Zusammenarbeit zu erstellen.</text:p>
      <text:p text:style-name="Standard">* Verwendet KI, um Profile zu analysieren und potenzielle Mitarbeiter basierend auf Interessen, Fähigkeiten und Projektzielen zu empfehlen.</text:p>
      <text:p text:style-name="Standard">* Ermöglicht Benutzern, Projektseiten zu erstellen und Teammitglieder zu finden.</text:p>
      <text:p text:style-name="Standard">* Bezieht Feedback und Lernen ein, um Empfehlungen zu verbessern.</text:p>
      <text:p text:style-name="Standard">* Gewährleistet Datenschutz und Datensicherheit.</text:p>
      <text:p text:style-name="Standard">* Verwendet möglicherweise Blockchain für Vertrauen und Verifizierung.</text:p>
      <text:p text:style-name="Standard">* Open Source, um Community-Beiträge zu fördern.</text:p>
      <text:p text:style-name="Standard"/>
      <text:p text:style-name="Standard">Um dies zu verwirklichen, muss ich:</text:p>
      <text:p text:style-name="Standard"/>
      <text:p text:style-name="Standard">* Das Datenmodell definieren: Welche Informationen von Benutzern erfasst werden sollen und wie sie strukturiert werden sollen.</text:p>
      <text:p text:style-name="Standard">* Integrationen mit externen Plattformen über APIs implementieren.</text:p>
      <text:p text:style-name="Standard">* Die KI-Matching-Algorithmen entwickeln, möglicherweise unter Verwendung von NLP- und Empfehlungssystemen.</text:p>
      <text:p text:style-name="Standard">* Eine benutzerfreundliche Oberfläche zum Durchsuchen, Suchen und Verbinden mit anderen erstellen.</text:p>
      <text:p text:style-name="Standard">* Skalierbarkeit und Leistung sicherstellen.</text:p>
      <text:p text:style-name="Standard">* Datenschutz- und Sicherheitsbedenken berücksichtigen.</text:p>
      <text:p text:style-name="Standard">* Zusätzliche Funktionen wie Projektmanagement-Tools, Kommunikationskanäle usw. in Betracht ziehen.</text:p>
      <text:p text:style-name="Standard"/>
      <text:p text:style-name="Standard">Das klingt ehrgeizig, aber der Einstieg mit einem minimalen lebensfähigen Produkt (MVP) könnte ein guter Ansatz sein.</text:p>
      <text:p text:style-name="Standard"/>
      <text:p text:style-name="Standard">Für das MVP vielleicht auf die Integration mit ein oder zwei Plattformen konzentrieren, grundlegendes Matching basierend auf Tags oder Schlüsselwörtern implementieren und Benutzern ermöglichen, sich zu verbinden und Nachrichten auszutauschen.</text:p>
      <text:p text:style-name="Standard"/>
      <text:p text:style-name="Standard">Dann basierend auf Benutzerfeedback iterativ weitere Funktionen und Integrationen hinzufügen.</text:p>
      <text:p text:style-name="Standard"><text:soft-page-break/></text:p>
      <text:p text:style-name="Standard">Da es auf GitHub ist, kann ich auch Beiträge aus der Community fördern, um beim Aufbau der Funktionen zu helfen.</text:p>
      <text:p text:style-name="Standard"/>
      <text:p text:style-name="Standard">Zusammenfassend lässt sich sagen, dass der AI Project Navigator das Potenzial hat, ein leistungsstarkes Tool zu sein, um Menschen zu verbinden und die Zusammenarbeit in verschiedenen Bereichen zu fördern. Durch die Nutzung von KI und die Integration in bestehende Plattformen kann er dazu beitragen, Brücken zwischen Fremden zu schlagen und den Erfolg von Projekten und Ideen zu ermöglichen.</text:p>
      <text:p text:style-name="Standard"/>
      <text:p text:style-name="Standard">Um also die Anfrage des Benutzers zu beantworten: Lassen Sie uns innovativ und zukunftssicher denken, indem wir eine Plattform aufbauen, die KI verwendet, um Menschen basierend auf ihren Interessen und Fähigkeiten zu verbinden, Daten von verschiedenen Plattformen mit Zustimmung des Benutzers zu nutzen und eine nahtlose Möglichkeit zu bieten, Mitarbeiter zu finden und erfolgreiche Projekte aufzubau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08:03:29.897582524</meta:creation-date>
    <dc:date>2025-02-25T08:09:22.040522656</dc:date>
    <meta:editing-duration>PT5M52S</meta:editing-duration>
    <meta:editing-cycles>1</meta:editing-cycles>
    <meta:document-statistic meta:table-count="0" meta:image-count="0" meta:object-count="0" meta:page-count="7" meta:paragraph-count="110" meta:word-count="2158" meta:character-count="16250" meta:non-whitespace-character-count="14202"/>
    <meta:generator>LibreOffice/7.3.7.2$Linux_X86_64 LibreOffice_project/30$Build-2</meta:generator>
  </office:meta>
</office:document-meta>
</file>